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Lucida Console1" svg:font-family="'Lucida Console'" style:font-pitch="fixed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686cm" fo:margin-left="0cm" fo:margin-right="0.014cm" table:align="margins"/>
    </style:style>
    <style:style style:name="Tableau1.A" style:family="table-column">
      <style:table-column-properties style:column-width="6.922cm" style:rel-column-width="16383*"/>
    </style:style>
    <style:style style:name="Tableau1.D" style:family="table-column">
      <style:table-column-properties style:column-width="6.923cm" style:rel-column-width="16386*"/>
    </style:style>
    <style:style style:name="Tableau1.A1" style:family="table-cell">
      <style:table-cell-properties fo:padding="0.15cm" fo:border-left="1pt solid #000000" fo:border-right="none" fo:border-top="1pt solid #000000" fo:border-bottom="1pt solid #000000"/>
    </style:style>
    <style:style style:name="Tableau1.D1" style:family="table-cell">
      <style:table-cell-properties fo:padding="0.15cm" fo:border="1pt solid #000000"/>
    </style:style>
    <style:style style:name="Tableau1.A2" style:family="table-cell">
      <style:table-cell-properties fo:padding="0.15cm" fo:border-left="1pt solid #000000" fo:border-right="none" fo:border-top="none" fo:border-bottom="1pt solid #000000"/>
    </style:style>
    <style:style style:name="Tableau1.D2" style:family="table-cell">
      <style:table-cell-properties fo:padding="0.15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style:font-name="Lucida Console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Lucida Console" fo:font-size="10pt" officeooo:paragraph-rsid="00361b8d" style:font-size-asian="10pt" style:font-size-complex="10pt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>
        <style:tab-stops>
          <style:tab-stop style:position="6.301cm" style:type="right"/>
        </style:tab-stops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>
          <style:tab-stop style:position="6.301cm" style:type="right"/>
        </style:tab-stops>
      </style:paragraph-properties>
      <style:text-properties style:font-name="Lucida Console" fo:font-size="10pt" style:font-size-asian="10pt" style:font-size-complex="10pt"/>
    </style:style>
    <style:style style:name="P5" style:family="paragraph" style:parent-style-name="Table_20_Contents">
      <style:paragraph-properties fo:margin-top="0cm" fo:margin-bottom="0cm" loext:contextual-spacing="false">
        <style:tab-stops>
          <style:tab-stop style:position="6.301cm" style:type="right"/>
        </style:tab-stops>
      </style:paragraph-properties>
      <style:text-properties style:font-name="Lucida Console" fo:font-size="10pt" officeooo:paragraph-rsid="0000d4b0" style:font-size-asian="10pt" style:font-size-complex="10pt"/>
    </style:style>
    <style:style style:name="P6" style:family="paragraph" style:parent-style-name="Table_20_Contents">
      <style:paragraph-properties fo:margin-top="0cm" fo:margin-bottom="0cm" loext:contextual-spacing="false">
        <style:tab-stops>
          <style:tab-stop style:position="6.301cm" style:type="right"/>
        </style:tab-stops>
      </style:paragraph-properties>
      <style:text-properties style:font-name="Lucida Console" fo:font-size="10pt" officeooo:paragraph-rsid="0001414e" style:font-size-asian="10pt" style:font-size-complex="10pt"/>
    </style:style>
    <style:style style:name="P7" style:family="paragraph" style:parent-style-name="Table_20_Contents">
      <style:paragraph-properties fo:margin-top="0cm" fo:margin-bottom="0cm" loext:contextual-spacing="false">
        <style:tab-stops>
          <style:tab-stop style:position="6.301cm" style:type="right"/>
        </style:tab-stops>
      </style:paragraph-properties>
      <style:text-properties style:font-name="Lucida Console" fo:font-size="10pt" officeooo:paragraph-rsid="0002bb0d" style:font-size-asian="10pt" style:font-size-complex="10pt"/>
    </style:style>
    <style:style style:name="P8" style:family="paragraph" style:parent-style-name="Table_20_Contents">
      <style:paragraph-properties fo:margin-top="0cm" fo:margin-bottom="0cm" loext:contextual-spacing="false">
        <style:tab-stops>
          <style:tab-stop style:position="6.301cm" style:type="right"/>
        </style:tab-stops>
      </style:paragraph-properties>
      <style:text-properties style:font-name="Lucida Console" fo:font-size="10pt" officeooo:paragraph-rsid="0004e928" style:font-size-asian="10pt" style:font-size-complex="10pt"/>
    </style:style>
    <style:style style:name="P9" style:family="paragraph" style:parent-style-name="Table_20_Contents">
      <style:paragraph-properties fo:margin-top="0cm" fo:margin-bottom="0cm" loext:contextual-spacing="false">
        <style:tab-stops>
          <style:tab-stop style:position="6.301cm" style:type="right"/>
        </style:tab-stops>
      </style:paragraph-properties>
      <style:text-properties style:font-name="Lucida Console" fo:font-size="10pt" officeooo:paragraph-rsid="000849af" style:font-size-asian="10pt" style:font-size-complex="10pt"/>
    </style:style>
    <style:style style:name="P10" style:family="paragraph" style:parent-style-name="Table_20_Contents">
      <style:paragraph-properties fo:margin-top="0cm" fo:margin-bottom="0cm" loext:contextual-spacing="false">
        <style:tab-stops>
          <style:tab-stop style:position="6.301cm" style:type="right"/>
        </style:tab-stops>
      </style:paragraph-properties>
      <style:text-properties style:font-name="Lucida Console" fo:font-size="10pt" officeooo:paragraph-rsid="000bceaf" style:font-size-asian="10pt" style:font-size-complex="10pt"/>
    </style:style>
    <style:style style:name="P11" style:family="paragraph" style:parent-style-name="Table_20_Contents">
      <style:paragraph-properties fo:margin-top="0cm" fo:margin-bottom="0cm" loext:contextual-spacing="false">
        <style:tab-stops>
          <style:tab-stop style:position="6.301cm" style:type="right"/>
        </style:tab-stops>
      </style:paragraph-properties>
      <style:text-properties style:font-name="Lucida Console" fo:font-size="10pt" officeooo:paragraph-rsid="00137934" style:font-size-asian="10pt" style:font-size-complex="10pt"/>
    </style:style>
    <style:style style:name="P12" style:family="paragraph" style:parent-style-name="Table_20_Contents">
      <style:paragraph-properties fo:margin-top="0cm" fo:margin-bottom="0cm" loext:contextual-spacing="false">
        <style:tab-stops>
          <style:tab-stop style:position="6.301cm" style:type="right"/>
        </style:tab-stops>
      </style:paragraph-properties>
      <style:text-properties style:font-name="Lucida Console" fo:font-size="10pt" officeooo:paragraph-rsid="001a27b3" style:font-size-asian="10pt" style:font-size-complex="10pt"/>
    </style:style>
    <style:style style:name="P13" style:family="paragraph" style:parent-style-name="Table_20_Contents">
      <style:paragraph-properties fo:margin-top="0cm" fo:margin-bottom="0cm" loext:contextual-spacing="false">
        <style:tab-stops>
          <style:tab-stop style:position="6.301cm" style:type="right"/>
        </style:tab-stops>
      </style:paragraph-properties>
      <style:text-properties style:font-name="Lucida Console" fo:font-size="10pt" officeooo:paragraph-rsid="001b6f96" style:font-size-asian="10pt" style:font-size-complex="10pt"/>
    </style:style>
    <style:style style:name="P14" style:family="paragraph" style:parent-style-name="Table_20_Contents">
      <style:paragraph-properties fo:margin-top="0cm" fo:margin-bottom="0cm" loext:contextual-spacing="false">
        <style:tab-stops>
          <style:tab-stop style:position="6.301cm" style:type="right"/>
        </style:tab-stops>
      </style:paragraph-properties>
      <style:text-properties style:font-name="Lucida Console" fo:font-size="10pt" officeooo:paragraph-rsid="00277734" style:font-size-asian="10pt" style:font-size-complex="10pt"/>
    </style:style>
    <style:style style:name="P15" style:family="paragraph" style:parent-style-name="Table_20_Contents">
      <style:paragraph-properties fo:margin-top="0cm" fo:margin-bottom="0cm" loext:contextual-spacing="false">
        <style:tab-stops>
          <style:tab-stop style:position="6.301cm" style:type="right"/>
        </style:tab-stops>
      </style:paragraph-properties>
      <style:text-properties style:font-name="Lucida Console" fo:font-size="10pt" officeooo:paragraph-rsid="0028d01c" style:font-size-asian="10pt" style:font-size-complex="10pt"/>
    </style:style>
    <style:style style:name="P16" style:family="paragraph" style:parent-style-name="Table_20_Contents">
      <style:paragraph-properties fo:margin-top="0cm" fo:margin-bottom="0cm" loext:contextual-spacing="false">
        <style:tab-stops>
          <style:tab-stop style:position="6.301cm" style:type="right"/>
        </style:tab-stops>
      </style:paragraph-properties>
      <style:text-properties style:font-name="Lucida Console" fo:font-size="10pt" officeooo:paragraph-rsid="0033253f" style:font-size-asian="10pt" style:font-size-complex="10pt"/>
    </style:style>
    <style:style style:name="P17" style:family="paragraph" style:parent-style-name="Table_20_Contents">
      <style:paragraph-properties fo:margin-top="0cm" fo:margin-bottom="0cm" loext:contextual-spacing="false" fo:text-align="end" style:justify-single-word="false">
        <style:tab-stops>
          <style:tab-stop style:position="6.301cm" style:type="right"/>
        </style:tab-stops>
      </style:paragraph-properties>
      <style:text-properties style:font-name="Lucida Console" fo:font-size="10pt" officeooo:paragraph-rsid="0001414e" style:font-size-asian="10pt" style:font-size-complex="10pt"/>
    </style:style>
    <style:style style:name="P18" style:family="paragraph" style:parent-style-name="Table_20_Contents">
      <style:paragraph-properties fo:margin-top="0cm" fo:margin-bottom="0cm" loext:contextual-spacing="false">
        <style:tab-stops>
          <style:tab-stop style:position="6.301cm" style:type="right"/>
        </style:tab-stops>
      </style:paragraph-properties>
      <style:text-properties style:font-name="Lucida Console" fo:font-size="10pt" officeooo:rsid="00277734" style:font-size-asian="10pt" style:font-size-complex="10pt"/>
    </style:style>
    <style:style style:name="P19" style:family="paragraph" style:parent-style-name="Table_20_Contents">
      <style:paragraph-properties fo:margin-top="0cm" fo:margin-bottom="0cm" loext:contextual-spacing="false">
        <style:tab-stops>
          <style:tab-stop style:position="6.301cm" style:type="right"/>
        </style:tab-stops>
      </style:paragraph-properties>
      <style:text-properties style:font-name="Lucida Console" fo:font-size="10pt" officeooo:rsid="00277734" officeooo:paragraph-rsid="00277734" style:font-size-asian="10pt" style:font-size-complex="10pt"/>
    </style:style>
    <style:style style:name="P20" style:family="paragraph" style:parent-style-name="Table_20_Contents">
      <style:paragraph-properties fo:margin-top="0cm" fo:margin-bottom="0cm" loext:contextual-spacing="false">
        <style:tab-stops>
          <style:tab-stop style:position="6.301cm" style:type="right"/>
        </style:tab-stops>
      </style:paragraph-properties>
      <style:text-properties style:font-name="Lucida Console" fo:font-size="10pt" officeooo:rsid="00277734" officeooo:paragraph-rsid="0028d01c" style:font-size-asian="10pt" style:font-size-complex="10pt"/>
    </style:style>
    <style:style style:name="P21" style:family="paragraph" style:parent-style-name="Table_20_Contents">
      <style:paragraph-properties fo:margin-top="0cm" fo:margin-bottom="0cm" loext:contextual-spacing="false" fo:line-height="0.349cm" fo:text-align="end" style:justify-single-word="false">
        <style:tab-stops>
          <style:tab-stop style:position="6.301cm" style:type="right"/>
        </style:tab-stops>
      </style:paragraph-properties>
      <style:text-properties style:font-name="Lucida Console" fo:font-size="10pt" officeooo:rsid="0013e492" officeooo:paragraph-rsid="0013e492" style:font-size-asian="10pt" style:font-size-complex="10pt"/>
    </style:style>
    <style:style style:name="P22" style:family="paragraph" style:parent-style-name="Table_20_Contents">
      <style:paragraph-properties fo:margin-top="0cm" fo:margin-bottom="0cm" loext:contextual-spacing="false" fo:line-height="0.349cm" fo:text-align="end" style:justify-single-word="false">
        <style:tab-stops>
          <style:tab-stop style:position="6.301cm" style:type="right"/>
        </style:tab-stops>
      </style:paragraph-properties>
      <style:text-properties style:font-name="Lucida Console" fo:font-size="10pt" officeooo:rsid="0033253f" officeooo:paragraph-rsid="0033253f" style:font-size-asian="10pt" style:font-size-complex="10pt"/>
    </style:style>
    <style:style style:name="P23" style:family="paragraph" style:parent-style-name="Table_20_Contents">
      <style:paragraph-properties fo:margin-top="0cm" fo:margin-bottom="0cm" loext:contextual-spacing="false" fo:line-height="0.349cm">
        <style:tab-stops>
          <style:tab-stop style:position="6.301cm" style:type="right"/>
        </style:tab-stops>
      </style:paragraph-properties>
      <style:text-properties style:font-name="Lucida Console" fo:font-size="10pt" officeooo:rsid="0033253f" style:font-size-asian="10pt" style:font-size-complex="10pt"/>
    </style:style>
    <style:style style:name="P24" style:family="paragraph" style:parent-style-name="Table_20_Contents">
      <style:paragraph-properties fo:margin-top="0cm" fo:margin-bottom="0cm" loext:contextual-spacing="false" fo:line-height="0.349cm">
        <style:tab-stops>
          <style:tab-stop style:position="6.301cm" style:type="right"/>
        </style:tab-stops>
      </style:paragraph-properties>
      <style:text-properties style:font-name="Lucida Console" fo:font-size="10pt" officeooo:rsid="003342da" officeooo:paragraph-rsid="003342da" style:font-size-asian="10pt" style:font-size-complex="10pt"/>
    </style:style>
    <style:style style:name="P25" style:family="paragraph" style:parent-style-name="Table_20_Contents">
      <style:paragraph-properties fo:margin-top="0cm" fo:margin-bottom="0cm" loext:contextual-spacing="false" fo:line-height="0.349cm">
        <style:tab-stops>
          <style:tab-stop style:position="6.301cm" style:type="right"/>
        </style:tab-stops>
      </style:paragraph-properties>
      <style:text-properties style:font-name="Lucida Console" fo:font-size="10pt" style:font-size-asian="10pt" style:font-size-complex="10pt"/>
    </style:style>
    <style:style style:name="P26" style:family="paragraph" style:parent-style-name="Table_20_Contents">
      <style:paragraph-properties fo:margin-top="0cm" fo:margin-bottom="0cm" loext:contextual-spacing="false" fo:line-height="0.349cm">
        <style:tab-stops>
          <style:tab-stop style:position="6.301cm" style:type="right"/>
        </style:tab-stops>
      </style:paragraph-properties>
      <style:text-properties style:font-name="Lucida Console" fo:font-size="10pt" officeooo:paragraph-rsid="0033253f" style:font-size-asian="10pt" style:font-size-complex="10pt"/>
    </style:style>
    <style:style style:name="P27" style:family="paragraph" style:parent-style-name="Table_20_Contents">
      <style:paragraph-properties fo:margin-top="0cm" fo:margin-bottom="0cm" loext:contextual-spacing="false" fo:line-height="0.349cm">
        <style:tab-stops>
          <style:tab-stop style:position="6.301cm" style:type="right"/>
        </style:tab-stops>
      </style:paragraph-properties>
      <style:text-properties style:font-name="Lucida Console" fo:font-size="10pt" officeooo:paragraph-rsid="000e3bb4" style:font-size-asian="10pt" style:font-size-complex="10pt"/>
    </style:style>
    <style:style style:name="P28" style:family="paragraph" style:parent-style-name="Table_20_Contents">
      <style:paragraph-properties fo:margin-top="0cm" fo:margin-bottom="0cm" loext:contextual-spacing="false" fo:line-height="0.349cm">
        <style:tab-stops>
          <style:tab-stop style:position="6.301cm" style:type="right"/>
        </style:tab-stops>
      </style:paragraph-properties>
      <style:text-properties style:font-name="Lucida Console" fo:font-size="10pt" officeooo:paragraph-rsid="0010fc20" style:font-size-asian="10pt" style:font-size-complex="10pt"/>
    </style:style>
    <style:style style:name="P29" style:family="paragraph" style:parent-style-name="Table_20_Contents">
      <style:paragraph-properties fo:margin-top="0cm" fo:margin-bottom="0cm" loext:contextual-spacing="false" fo:line-height="0.349cm">
        <style:tab-stops>
          <style:tab-stop style:position="6.301cm" style:type="right"/>
        </style:tab-stops>
      </style:paragraph-properties>
      <style:text-properties style:font-name="Lucida Console" fo:font-size="10pt" officeooo:paragraph-rsid="003342da" style:font-size-asian="10pt" style:font-size-complex="10pt"/>
    </style:style>
    <style:style style:name="P30" style:family="paragraph" style:parent-style-name="Table_20_Contents">
      <style:paragraph-properties fo:margin-top="0cm" fo:margin-bottom="0cm" loext:contextual-spacing="false" fo:line-height="0.349cm" fo:text-align="end" style:justify-single-word="false">
        <style:tab-stops>
          <style:tab-stop style:position="6.301cm" style:type="right"/>
        </style:tab-stops>
      </style:paragraph-properties>
      <style:text-properties style:font-name="Lucida Console" fo:font-size="10pt" officeooo:rsid="0035ce26" officeooo:paragraph-rsid="0035ce26" style:font-size-asian="10pt" style:font-size-complex="10pt"/>
    </style:style>
    <style:style style:name="P31" style:family="paragraph" style:parent-style-name="Table_20_Contents">
      <style:paragraph-properties fo:margin-top="0cm" fo:margin-bottom="0cm" loext:contextual-spacing="false">
        <style:tab-stops>
          <style:tab-stop style:position="6.301cm" style:type="right"/>
        </style:tab-stops>
      </style:paragraph-properties>
      <style:text-properties style:font-name="Lucida Console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top="0cm" fo:margin-bottom="0cm" loext:contextual-spacing="false">
        <style:tab-stops>
          <style:tab-stop style:position="6.301cm" style:type="right"/>
        </style:tab-stops>
      </style:paragraph-properties>
      <style:text-properties style:font-name="Lucida Console" fo:font-size="10pt" fo:font-weight="bold" officeooo:paragraph-rsid="0033253f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margin-top="0cm" fo:margin-bottom="0cm" loext:contextual-spacing="false">
        <style:tab-stops>
          <style:tab-stop style:position="6.301cm" style:type="right"/>
        </style:tab-stops>
      </style:paragraph-properties>
      <style:text-properties style:font-name="Lucida Console" fo:font-size="10pt" fo:font-weight="bold" officeooo:rsid="0028d01c" officeooo:paragraph-rsid="0028d01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margin-top="0cm" fo:margin-bottom="0cm" loext:contextual-spacing="false" fo:line-height="0.349cm">
        <style:tab-stops>
          <style:tab-stop style:position="6.301cm" style:type="right"/>
        </style:tab-stops>
      </style:paragraph-properties>
      <style:text-properties style:font-name="Lucida Console" fo:font-size="10pt" fo:font-weight="bold" officeooo:rsid="0035ce26" officeooo:paragraph-rsid="0035ce26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margin-top="0cm" fo:margin-bottom="0cm" loext:contextual-spacing="false" fo:line-height="0.349cm">
        <style:tab-stops>
          <style:tab-stop style:position="6.301cm" style:type="right"/>
        </style:tab-stops>
      </style:paragraph-properties>
      <style:text-properties style:font-name="Lucida Console" fo:font-size="10pt" fo:font-weight="bold" officeooo:rsid="0033253f" officeooo:paragraph-rsid="0033253f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margin-top="0cm" fo:margin-bottom="0cm" loext:contextual-spacing="false" fo:line-height="0.349cm">
        <style:tab-stops>
          <style:tab-stop style:position="6.301cm" style:type="right"/>
        </style:tab-stops>
      </style:paragraph-properties>
      <style:text-properties style:font-name="Lucida Console" fo:font-size="10pt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margin-top="0cm" fo:margin-bottom="0cm" loext:contextual-spacing="false">
        <style:tab-stops>
          <style:tab-stop style:position="6.301cm" style:type="right"/>
        </style:tab-stops>
      </style:paragraph-properties>
      <style:text-properties style:font-name="Lucida Console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38" style:family="paragraph" style:parent-style-name="Table_20_Contents">
      <style:paragraph-properties fo:margin-top="0cm" fo:margin-bottom="0cm" loext:contextual-spacing="false" fo:line-height="0.349cm">
        <style:tab-stops>
          <style:tab-stop style:position="6.301cm" style:type="right"/>
        </style:tab-stops>
      </style:paragraph-properties>
      <style:text-properties style:font-name="Lucida Console" fo:font-size="10pt" fo:font-weight="normal" officeooo:rsid="003342da" officeooo:paragraph-rsid="003342da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margin-top="0cm" fo:margin-bottom="0cm" loext:contextual-spacing="false" fo:line-height="0.349cm">
        <style:tab-stops>
          <style:tab-stop style:position="6.301cm" style:type="right"/>
        </style:tab-stops>
      </style:paragraph-properties>
      <style:text-properties style:font-name="Lucida Console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margin-top="0cm" fo:margin-bottom="0cm" loext:contextual-spacing="false" fo:line-height="0.349cm">
        <style:tab-stops>
          <style:tab-stop style:position="6.301cm" style:type="right"/>
        </style:tab-stops>
      </style:paragraph-properties>
      <style:text-properties style:font-name="Lucida Console" fo:font-size="10pt" fo:font-weight="normal" officeooo:paragraph-rsid="0025e9a3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margin-top="0cm" fo:margin-bottom="0cm" loext:contextual-spacing="false" fo:line-height="0.349cm">
        <style:tab-stops>
          <style:tab-stop style:position="6.301cm" style:type="right"/>
        </style:tab-stops>
      </style:paragraph-properties>
      <style:text-properties style:font-name="Lucida Console" fo:font-size="10pt" fo:font-weight="normal" officeooo:rsid="0035ce26" officeooo:paragraph-rsid="0035ce26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margin-top="0cm" fo:margin-bottom="0cm" loext:contextual-spacing="false" fo:line-height="0.349cm">
        <style:tab-stops>
          <style:tab-stop style:position="6.301cm" style:type="right"/>
        </style:tab-stops>
      </style:paragraph-properties>
      <style:text-properties style:text-position="0% 100%" style:font-name="Lucida Console" fo:font-size="10pt" officeooo:rsid="003342da" officeooo:paragraph-rsid="003342da" style:font-size-asian="10pt" style:font-size-complex="10pt"/>
    </style:style>
    <style:style style:name="P43" style:family="paragraph" style:parent-style-name="Table_20_Contents">
      <style:paragraph-properties fo:margin-top="0cm" fo:margin-bottom="0cm" loext:contextual-spacing="false" fo:line-height="0.349cm">
        <style:tab-stops>
          <style:tab-stop style:position="6.301cm" style:type="right"/>
        </style:tab-stops>
      </style:paragraph-properties>
      <style:text-properties style:text-position="0% 100%" style:font-name="Lucida Console" fo:font-size="10pt" style:font-size-asian="10pt" style:font-size-complex="10pt"/>
    </style:style>
    <style:style style:name="P44" style:family="paragraph" style:parent-style-name="Table_20_Contents">
      <style:paragraph-properties fo:margin-top="0cm" fo:margin-bottom="0cm" loext:contextual-spacing="false" fo:line-height="0.349cm">
        <style:tab-stops>
          <style:tab-stop style:position="6.301cm" style:type="right"/>
        </style:tab-stops>
      </style:paragraph-properties>
      <style:text-properties style:text-position="0% 100%" style:font-name="Lucida Console" fo:font-size="10pt" fo:font-weight="normal" officeooo:rsid="003342da" officeooo:paragraph-rsid="003342da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top="0cm" fo:margin-bottom="0cm" loext:contextual-spacing="false" fo:line-height="0.349cm" fo:text-align="start" style:justify-single-word="false">
        <style:tab-stops>
          <style:tab-stop style:position="6.301cm" style:type="right"/>
        </style:tab-stops>
      </style:paragraph-properties>
      <style:text-properties style:text-position="0% 100%" style:font-name="OpenSymbol" fo:font-size="10pt" fo:font-weight="bold" officeooo:rsid="0035ce26" officeooo:paragraph-rsid="0035ce26" style:font-name-asian="Lucida Console1" style:font-size-asian="10pt" style:font-weight-asian="bold" style:font-name-complex="Lucida Console1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>
        <style:tab-stops>
          <style:tab-stop style:position="6.301cm" style:type="right"/>
        </style:tab-stops>
      </style:paragraph-properties>
      <style:text-properties style:font-name="Lucida Console" fo:font-size="10pt" officeooo:paragraph-rsid="00277734" style:font-size-asian="10pt" style:font-size-complex="10pt"/>
    </style:style>
    <style:style style:name="P47" style:family="paragraph" style:parent-style-name="Heading_20_1">
      <style:paragraph-properties>
        <style:tab-stops>
          <style:tab-stop style:position="27.7cm" style:type="right"/>
        </style:tab-stops>
      </style:paragraph-properties>
    </style:style>
    <style:style style:name="P48" style:family="paragraph">
      <loext:graphic-properties draw:fill-color="#000000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officeooo:rsid="000029d6" style:font-name-asian="Times New Roman1" style:font-name-complex="Times New Roman1"/>
    </style:style>
    <style:style style:name="T3" style:family="text">
      <style:text-properties officeooo:rsid="0030d4d7" style:font-name-asian="Times New Roman1" style:font-name-complex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029d6" style:font-weight-asian="bold" style:font-weight-complex="bold"/>
    </style:style>
    <style:style style:name="T6" style:family="text">
      <style:text-properties fo:font-weight="bold" officeooo:rsid="0002bb0d" style:font-weight-asian="bold" style:font-weight-complex="bold"/>
    </style:style>
    <style:style style:name="T7" style:family="text">
      <style:text-properties fo:font-weight="bold" officeooo:rsid="0004e928" style:font-weight-asian="bold" style:font-weight-complex="bold"/>
    </style:style>
    <style:style style:name="T8" style:family="text">
      <style:text-properties fo:font-weight="bold" officeooo:rsid="00277734" style:font-weight-asian="bold" style:font-weight-complex="bold"/>
    </style:style>
    <style:style style:name="T9" style:family="text">
      <style:text-properties fo:font-weight="bold" officeooo:rsid="0028d01c" style:font-weight-asian="bold" style:font-weight-complex="bold"/>
    </style:style>
    <style:style style:name="T10" style:family="text">
      <style:text-properties fo:font-weight="bold" officeooo:rsid="002d1f5a" style:font-weight-asian="bold" style:font-weight-complex="bold"/>
    </style:style>
    <style:style style:name="T11" style:family="text">
      <style:text-properties fo:font-weight="bold" officeooo:rsid="0033253f" style:font-weight-asian="bold" style:font-weight-complex="bold"/>
    </style:style>
    <style:style style:name="T12" style:family="text">
      <style:text-properties fo:font-weight="bold" officeooo:rsid="0034748d" style:font-weight-asian="bold" style:font-weight-complex="bold"/>
    </style:style>
    <style:style style:name="T13" style:family="text">
      <style:text-properties fo:font-weight="bold" style:font-name-asian="Times New Roman1" style:font-weight-asian="bold" style:font-name-complex="Times New Roman1" style:font-weight-complex="bold"/>
    </style:style>
    <style:style style:name="T14" style:family="text">
      <style:text-properties fo:font-weight="bold" officeooo:rsid="00250e36" style:font-name-asian="Times New Roman1" style:font-weight-asian="bold" style:font-name-complex="Times New Roman1" style:font-weight-complex="bold"/>
    </style:style>
    <style:style style:name="T15" style:family="text">
      <style:text-properties fo:font-weight="bold" officeooo:rsid="0028d01c" style:font-name-asian="Times New Roman1" style:font-weight-asian="bold" style:font-name-complex="Times New Roman1" style:font-weight-complex="bold"/>
    </style:style>
    <style:style style:name="T16" style:family="text">
      <style:text-properties fo:font-weight="bold" officeooo:rsid="0030d4d7" style:font-name-asian="Times New Roman1" style:font-weight-asian="bold" style:font-name-complex="Times New Roman1" style:font-weight-complex="bold"/>
    </style:style>
    <style:style style:name="T17" style:family="text">
      <style:text-properties fo:font-weight="bold" fo:background-color="transparent" loext:char-shading-value="0" style:font-weight-asian="bold" style:font-weight-complex="bold"/>
    </style:style>
    <style:style style:name="T18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9" style:family="text">
      <style:text-properties fo:font-weight="normal" officeooo:rsid="0028d01c" style:font-name-asian="Times New Roman1" style:font-weight-asian="normal" style:font-name-complex="Times New Roman1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029d6" style:font-weight-asian="normal" style:font-weight-complex="normal"/>
    </style:style>
    <style:style style:name="T22" style:family="text">
      <style:text-properties fo:font-weight="normal" officeooo:rsid="0028d01c" style:font-weight-asian="normal" style:font-weight-complex="normal"/>
    </style:style>
    <style:style style:name="T23" style:family="text">
      <style:text-properties fo:font-weight="normal" officeooo:rsid="0033253f" style:font-weight-asian="normal" style:font-weight-complex="normal"/>
    </style:style>
    <style:style style:name="T24" style:family="text">
      <style:text-properties fo:font-weight="normal" officeooo:rsid="00387ada" style:font-weight-asian="normal" style:font-weight-complex="normal"/>
    </style:style>
    <style:style style:name="T25" style:family="text">
      <style:text-properties style:text-position="super 58%"/>
    </style:style>
    <style:style style:name="T26" style:family="text">
      <style:text-properties style:text-position="super 58%" officeooo:rsid="000029d6"/>
    </style:style>
    <style:style style:name="T27" style:family="text">
      <style:text-properties style:text-position="super 58%" officeooo:rsid="00361b8d"/>
    </style:style>
    <style:style style:name="T28" style:family="text">
      <style:text-properties style:font-name="Times New Roman" fo:font-size="9pt" style:font-size-asian="9pt" style:font-size-complex="9pt"/>
    </style:style>
    <style:style style:name="T29" style:family="text">
      <style:text-properties officeooo:rsid="000029d6"/>
    </style:style>
    <style:style style:name="T30" style:family="text">
      <style:text-properties officeooo:rsid="0000d4b0"/>
    </style:style>
    <style:style style:name="T31" style:family="text">
      <style:text-properties officeooo:rsid="0002bb0d"/>
    </style:style>
    <style:style style:name="T32" style:family="text">
      <style:text-properties officeooo:rsid="0013e492"/>
    </style:style>
    <style:style style:name="T33" style:family="text">
      <style:text-properties officeooo:rsid="001b6f96"/>
    </style:style>
    <style:style style:name="T34" style:family="text">
      <style:text-properties fo:font-size="3pt" style:font-size-asian="3pt" style:font-size-complex="3pt"/>
    </style:style>
    <style:style style:name="T35" style:family="text">
      <style:text-properties officeooo:rsid="001f8a84"/>
    </style:style>
    <style:style style:name="T36" style:family="text">
      <style:text-properties officeooo:rsid="0026125b"/>
    </style:style>
    <style:style style:name="T37" style:family="text">
      <style:text-properties officeooo:rsid="00277734"/>
    </style:style>
    <style:style style:name="T38" style:family="text">
      <style:text-properties officeooo:rsid="0033253f"/>
    </style:style>
    <style:style style:name="T39" style:family="text">
      <style:text-properties style:font-name="Lucida Console1" style:font-name-asian="Lucida Console1" style:font-name-complex="Lucida Console1"/>
    </style:style>
    <style:style style:name="T40" style:family="text">
      <style:text-properties style:font-name="Lucida Console1" fo:font-weight="bold" style:font-name-asian="Lucida Console1" style:font-weight-asian="bold" style:font-name-complex="Lucida Console1" style:font-weight-complex="bold"/>
    </style:style>
    <style:style style:name="T41" style:family="text">
      <style:text-properties style:font-name="OpenSymbol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361b8d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ff" style:background-transparency="100%" draw:fill="solid" draw:fill-color="#ffffff" draw:opacity="0%" style:shadow="none" draw:shadow-opacity="100%" draw:ole-draw-aspect="1"/>
    </style:style>
    <style:style style:name="gr1" style:family="graphic">
      <style:graphic-properties svg:stroke-color="#000000" draw:fill-color="#000000" draw:textarea-horizontal-align="justify" draw:textarea-vertical-align="middle" draw:auto-grow-height="false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064cm" fo:min-width="0.101cm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1">Algorithmique – Aide mémoire<text:tab/><text:span text:style-name="T36">15.1</text:span></text:h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P<text:span text:style-name="T37">ython (Numworks)</text:span></text:p>
          </table:table-cell>
          <table:table-cell table:style-name="Tableau1.A1" office:value-type="string">
            <text:p text:style-name="P3">Texas</text:p>
          </table:table-cell>
          <table:table-cell table:style-name="Tableau1.D1" office:value-type="string">
            <text:p text:style-name="P3">Casio</text:p>
          </table:table-cell>
        </table:table-row>
        <table:table-row>
          <table:table-cell table:style-name="Tableau1.A2" office:value-type="string">
            <text:p text:style-name="P18">Saisir un entier A</text:p>
          </table:table-cell>
          <table:table-cell table:style-name="Tableau1.A2" office:value-type="string">
            <text:p text:style-name="P19">A=<text:span text:style-name="T4">int</text:span>(<text:span text:style-name="T4">input</text:span>("A="))</text:p>
          </table:table-cell>
          <table:table-cell table:style-name="Tableau1.A2" office:value-type="string">
            <text:p text:style-name="P12"><text:span text:style-name="T4">Prompt</text:span> A</text:p>
          </table:table-cell>
          <table:table-cell table:style-name="Tableau1.D2" office:value-type="string">
            <text:p text:style-name="P12">"A="<text:span text:style-name="T4">?</text:span><text:span text:style-name="T13">→</text:span>A</text:p>
          </table:table-cell>
        </table:table-row>
        <table:table-row>
          <table:table-cell table:style-name="Tableau1.A2" office:value-type="string">
            <text:p text:style-name="P13">Afficher un texte ou <text:span text:style-name="T33">la valeur d'une variable</text:span></text:p>
          </table:table-cell>
          <table:table-cell table:style-name="Tableau1.A2" office:value-type="string">
            <text:p text:style-name="P14"><text:span text:style-name="T8">print</text:span><text:span text:style-name="T37">("A=",A)</text:span></text:p>
          </table:table-cell>
          <table:table-cell table:style-name="Tableau1.A2" office:value-type="string">
            <text:p text:style-name="P4"><text:span text:style-name="T4">Disp</text:span> <text:span text:style-name="T42">"A=",</text:span>A</text:p>
          </table:table-cell>
          <table:table-cell table:style-name="Tableau1.D2" office:value-type="string">
            <text:p text:style-name="P13">"A=":A<text:span text:style-name="T28"> </text:span><draw:custom-shape text:anchor-type="as-char" draw:z-index="0" draw:style-name="gr1" draw:text-style-name="P48" svg:width="0.2cm" svg:height="0.2cm" draw:transform="rotate (1.5707963267949) translate (0cm -0.0123472222222222cm)"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      <text:p text:style-name="P46"><text:span text:style-name="T30">(</text:span><text:span text:style-name="T30"><draw:custom-shape text:anchor-type="as-char" draw:z-index="2" draw:style-name="gr2" draw:text-style-name="P48" svg:width="0.2cm" svg:height="0.2cm" draw:transform="rotate (1.5707963267949) translate (0cm -0.00352777777777778cm)"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span><text:span text:style-name="T30"> interrompt le programme !)</text:span></text:p>
          </table:table-cell>
        </table:table-row>
        <table:table-row>
          <table:table-cell table:style-name="Tableau1.A2" office:value-type="string">
            <text:p text:style-name="P4"><text:span text:style-name="T35">Affectation de </text:span>variable</text:p>
          </table:table-cell>
          <table:table-cell table:style-name="Tableau1.A2" office:value-type="string">
            <text:p text:style-name="P5"><text:span text:style-name="T37">A=A</text:span>+1</text:p>
          </table:table-cell>
          <table:table-cell table:style-name="Tableau1.A2" office:value-type="string">
            <text:p text:style-name="P4">A+1<text:span text:style-name="T1">→</text:span>A <text:s/><text:span text:style-name="T30">(</text:span>utiliser la touche STO<text:span text:style-name="T30">)</text:span></text:p>
          </table:table-cell>
          <table:table-cell table:style-name="Tableau1.D2" office:value-type="string">
            <text:p text:style-name="P4">A+1<text:span text:style-name="T1">→</text:span>A</text:p>
          </table:table-cell>
        </table:table-row>
        <table:table-row>
          <table:table-cell table:style-name="Tableau1.A2" office:value-type="string">
            <text:p text:style-name="P19">Conditions</text:p>
          </table:table-cell>
          <table:table-cell table:style-name="Tableau1.A2" office:value-type="string">
            <text:p text:style-name="P19"><text:span text:style-name="T4">==</text:span> <text:s/><text:span text:style-name="T4">!=</text:span> <text:s/><text:span text:style-name="T4">&lt;</text:span> <text:s/><text:span text:style-name="T12">&lt;=</text:span> <text:s/><text:span text:style-name="T4">and</text:span> <text:s/><text:span text:style-name="T4">or</text:span> <text:s/><text:span text:style-name="T4">not()</text:span></text:p>
          </table:table-cell>
          <table:table-cell table:style-name="Tableau1.A2" office:value-type="string">
            <text:p text:style-name="P20"><text:span text:style-name="T4">= <text:s/>!= <text:s/>&lt; <text:s/></text:span><text:span text:style-name="T12">&lt;=</text:span> <text:s/><text:span text:style-name="T4">et</text:span> <text:s/><text:span text:style-name="T4">ou</text:span> <text:s/><text:span text:style-name="T17">non</text:span>()</text:p>
          </table:table-cell>
          <table:table-cell table:style-name="Tableau1.D2" office:value-type="string">
            <text:p text:style-name="P15"><text:span text:style-name="T9">= <text:s/>&lt;&gt; <text:s/>&lt; <text:s/></text:span><text:span text:style-name="T12">&lt;=</text:span><text:span text:style-name="T9"> <text:s/></text:span><text:span text:style-name="T4">And</text:span> <text:s/><text:span text:style-name="T4">Or</text:span> <text:s/><text:span text:style-name="T4">Not</text:span></text:p>
          </table:table-cell>
        </table:table-row>
        <table:table-row>
          <table:table-cell table:style-name="Tableau1.A2" office:value-type="string">
            <text:p text:style-name="P4">Si, alors, sinon</text:p>
          </table:table-cell>
          <table:table-cell table:style-name="Tableau1.A2" office:value-type="string">
            <text:p text:style-name="P7"><text:span text:style-name="T6">i</text:span><text:span text:style-name="T4">f</text:span> condition <text:span text:style-name="T38">1</text:span><text:span text:style-name="T4">:</text:span></text:p>
            <text:p text:style-name="P7"><text:s text:c="2"/>instruction 1</text:p>
            <text:p text:style-name="P7"><text:s text:c="2"/>instruction 2</text:p>
            <text:p text:style-name="P32"><text:span text:style-name="T31">e</text:span>l<text:span text:style-name="T38">if</text:span><text:span text:style-name="T23"> condition 2</text:span>:</text:p>
            <text:p text:style-name="P7"><text:s text:c="2"/>instruction 3</text:p>
            <text:p text:style-name="P7"><text:s text:c="2"/>instruction 4</text:p>
            <text:p text:style-name="P32"><text:span text:style-name="T31">e</text:span>l<text:span text:style-name="T38">se</text:span>:</text:p>
            <text:p text:style-name="P16"><text:s text:c="2"/>instruction <text:span text:style-name="T38">5</text:span></text:p>
            <text:p text:style-name="P16"><text:s text:c="2"/>instruction <text:span text:style-name="T38">6</text:span></text:p>
          </table:table-cell>
          <table:table-cell table:style-name="Tableau1.A2" office:value-type="string">
            <text:p text:style-name="P4"><text:span text:style-name="T4">If</text:span> condition</text:p>
            <text:p text:style-name="P31">Then</text:p>
            <text:p text:style-name="P4">instruction 1</text:p>
            <text:p text:style-name="P4">instruction 2</text:p>
            <text:p text:style-name="P31">Else</text:p>
            <text:p text:style-name="P4">instruction 3</text:p>
            <text:p text:style-name="P4">instruction 4</text:p>
            <text:p text:style-name="P31">End</text:p>
          </table:table-cell>
          <table:table-cell table:style-name="Tableau1.D2" office:value-type="string">
            <text:p text:style-name="P4"><text:span text:style-name="T4">If</text:span> condition</text:p>
            <text:p text:style-name="P4"><text:span text:style-name="T4">Then</text:span> instruction 1</text:p>
            <text:p text:style-name="P4">instruction 2</text:p>
            <text:p text:style-name="P4"><text:span text:style-name="T4">Else</text:span> instruction 3</text:p>
            <text:p text:style-name="P4">instruction 4</text:p>
            <text:p text:style-name="P31">IfEnd</text:p>
          </table:table-cell>
        </table:table-row>
        <table:table-row>
          <table:table-cell table:style-name="Tableau1.A2" office:value-type="string">
            <text:p text:style-name="P4">Tant que</text:p>
          </table:table-cell>
          <table:table-cell table:style-name="Tableau1.A2" office:value-type="string">
            <text:p text:style-name="P8"><text:span text:style-name="T7">w</text:span><text:span text:style-name="T4">hile</text:span> condition<text:span text:style-name="T4">:</text:span></text:p>
            <text:p text:style-name="P8"><text:s text:c="2"/>instruction 1</text:p>
            <text:p text:style-name="P8"><text:s text:c="2"/>instruction 2</text:p>
          </table:table-cell>
          <table:table-cell table:style-name="Tableau1.A2" office:value-type="string">
            <text:p text:style-name="P4"><text:span text:style-name="T4">While</text:span> condition</text:p>
            <text:p text:style-name="P4">instruction 1</text:p>
            <text:p text:style-name="P4">instruction 2</text:p>
            <text:p text:style-name="P31">End</text:p>
          </table:table-cell>
          <table:table-cell table:style-name="Tableau1.D2" office:value-type="string">
            <text:p text:style-name="P4"><text:span text:style-name="T4">While</text:span> condition</text:p>
            <text:p text:style-name="P4">instruction 1</text:p>
            <text:p text:style-name="P4">instruction 2</text:p>
            <text:p text:style-name="P31">WhileEnd</text:p>
          </table:table-cell>
        </table:table-row>
        <table:table-row>
          <table:table-cell table:style-name="Tableau1.A2" office:value-type="string">
            <text:p text:style-name="P6">Pour N va de 1 à 10 </text:p>
          </table:table-cell>
          <table:table-cell table:style-name="Tableau1.A2" office:value-type="string">
            <text:p text:style-name="P4"><text:span text:style-name="T9">f</text:span><text:span text:style-name="T4">or </text:span><text:span text:style-name="T22">N</text:span><text:span text:style-name="T9"> in range</text:span><text:span text:style-name="T22">(</text:span><text:span text:style-name="T24">1,</text:span><text:span text:style-name="T22">1</text:span><text:span text:style-name="T24">1</text:span><text:span text:style-name="T22">)</text:span><text:span text:style-name="T9">:</text:span></text:p>
            <text:p text:style-name="P4"><text:s text:c="2"/>instruction 1</text:p>
            <text:p text:style-name="P4"><text:s text:c="2"/>instruction 2</text:p>
          </table:table-cell>
          <table:table-cell table:style-name="Tableau1.A2" office:value-type="string">
            <text:p text:style-name="P4"><text:span text:style-name="T4">For</text:span><text:span text:style-name="T42">(N,1,10)</text:span></text:p>
            <text:p text:style-name="P4">instruction 1</text:p>
            <text:p text:style-name="P4">instruction 2</text:p>
            <text:p text:style-name="P31">End</text:p>
          </table:table-cell>
          <table:table-cell table:style-name="Tableau1.D2" office:value-type="string">
            <text:p text:style-name="P4"><text:span text:style-name="T4">For</text:span> 1<text:span text:style-name="T1">→</text:span>N <text:span text:style-name="T4">To</text:span> 10</text:p>
            <text:p text:style-name="P4">instruction 1</text:p>
            <text:p text:style-name="P4">instruction 2</text:p>
            <text:p text:style-name="P31">Next</text:p>
          </table:table-cell>
        </table:table-row>
        <table:table-row>
          <table:table-cell table:style-name="Tableau1.A2" office:value-type="string">
            <text:p text:style-name="P23">Maths :</text:p>
            <text:p text:style-name="P30">Nombre <text:span text:style-name="T41"></text:span> :</text:p>
            <text:p text:style-name="P22">Racine :</text:p>
            <text:p text:style-name="P22">Puissance :</text:p>
            <text:p text:style-name="P21"><text:span text:style-name="T38">Partie entière</text:span> :</text:p>
            <text:p text:style-name="P22">Partie décimale :</text:p>
            <text:p text:style-name="P21"><text:span text:style-name="T38">Arrondi à une décimale</text:span> :</text:p>
            <text:p text:style-name="P22">Division entière – quotient :</text:p>
            <text:p text:style-name="P22">Division entière – reste :</text:p>
          </table:table-cell>
          <table:table-cell table:style-name="Tableau1.A2" office:value-type="string">
            <text:p text:style-name="P35">from math import *</text:p>
            <text:p text:style-name="P34"><text:span text:style-name="T38">p</text:span>i</text:p>
            <text:p text:style-name="P26"><text:span text:style-name="T11">sqrt</text:span><text:span text:style-name="T22">(2)</text:span></text:p>
            <text:p text:style-name="P25">2<text:span text:style-name="T4">**</text:span><text:span text:style-name="T38">4</text:span></text:p>
            <text:p text:style-name="P24"><text:span text:style-name="T4">int</text:span><text:span text:style-name="T20">(2.56)</text:span></text:p>
            <text:p text:style-name="P26"><text:span text:style-name="T11">floor</text:span>(2.56)</text:p>
            <text:p text:style-name="P27"><text:span text:style-name="T10">round</text:span>(2.56,1)</text:p>
            <text:p text:style-name="P28">13<text:span text:style-name="T4">//</text:span>5</text:p>
            <text:p text:style-name="P40"><text:span text:style-name="T3">13</text:span><text:span text:style-name="T16">%</text:span><text:span text:style-name="T3">5</text:span></text:p>
          </table:table-cell>
          <table:table-cell table:style-name="Tableau1.A2" office:value-type="string">
            <text:p text:style-name="P36"/>
            <text:p text:style-name="P45"></text:p>
            <text:p text:style-name="P42"><text:span text:style-name="T40">√</text:span><text:span text:style-name="T39">(2)</text:span></text:p>
            <text:p text:style-name="P38">2<text:span text:style-name="T4">^</text:span>4</text:p>
            <text:p text:style-name="P39"><text:span text:style-name="T4">ent</text:span>(2.56)</text:p>
            <text:p text:style-name="P41"><text:span text:style-name="T4">partDéc</text:span>(2.56)</text:p>
            <text:p text:style-name="P25"><text:span text:style-name="T4">arrondi</text:span>(2.56,1)</text:p>
            <text:p text:style-name="P25"><text:span text:style-name="T4">ent</text:span>(13/5)</text:p>
            <text:p text:style-name="P25"><text:span text:style-name="T14">reste</text:span><text:span text:style-name="T1">(13,5)</text:span></text:p>
          </table:table-cell>
          <table:table-cell table:style-name="Tableau1.D2" office:value-type="string">
            <text:p text:style-name="P36"/>
            <text:p text:style-name="P45"></text:p>
            <text:p text:style-name="P44"><text:span text:style-name="T40">√</text:span><text:span text:style-name="T39">(2)</text:span></text:p>
            <text:p text:style-name="P38">2<text:span text:style-name="T4">^</text:span>4</text:p>
            <text:p text:style-name="P29"><text:span text:style-name="T4">Int</text:span>(2.56)</text:p>
            <text:p text:style-name="P41"><text:span text:style-name="T4">Frac</text:span>(2.56)</text:p>
            <text:p text:style-name="P25"><text:span text:style-name="T4">Int</text:span>(2.56×10+0.5)/10 <text:span text:style-name="T25">(</text:span><text:span text:style-name="T27">1</text:span><text:span text:style-name="T25">)</text:span></text:p>
            <text:p text:style-name="P43"><text:span text:style-name="T4">Int</text:span>(13/5)</text:p>
            <text:p text:style-name="P43"><text:span text:style-name="T18">13-5×</text:span><text:span text:style-name="T13">Int</text:span><text:span text:style-name="T1">(13/5)</text:span></text:p>
          </table:table-cell>
        </table:table-row>
        <table:table-row>
          <table:table-cell table:style-name="Tableau1.A2" office:value-type="string">
            <text:p text:style-name="P6">Nombre<text:span text:style-name="T32">s</text:span> aléatoire<text:span text:style-name="T32">s :</text:span></text:p>
            <text:p text:style-name="P17"><draw:frame draw:style-name="fr1" draw:name="Objet1" text:anchor-type="as-char" svg:width="1.402cm" svg:height="0.353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34"><text:s/></text:span>:</text:p>
            <text:p text:style-name="P17">A entier de 1 à 6 :</text:p>
          </table:table-cell>
          <table:table-cell table:style-name="Tableau1.A2" office:value-type="string">
            <text:p text:style-name="P33">from random import *</text:p>
            <text:p text:style-name="P10"><text:span text:style-name="T19">A=</text:span><text:span text:style-name="T15">random</text:span><text:span text:style-name="T19">()</text:span></text:p>
            <text:p text:style-name="P9"><text:span text:style-name="T22">A=</text:span><text:span text:style-name="T9">randint</text:span>(1,6)</text:p>
          </table:table-cell>
          <table:table-cell table:style-name="Tableau1.A2" office:value-type="string">
            <text:p text:style-name="P37"/>
            <text:p text:style-name="P4"><text:span text:style-name="T13">NbrAléat</text:span><text:span text:style-name="T1">→</text:span>A</text:p>
            <text:p text:style-name="P4"><text:span text:style-name="T4">entAléat</text:span>(1,6)<text:span text:style-name="T1">→</text:span>A</text:p>
          </table:table-cell>
          <table:table-cell table:style-name="Tableau1.D2" office:value-type="string">
            <text:p text:style-name="P31"/>
            <text:p text:style-name="P4"><text:span text:style-name="T4">Ran#</text:span><text:span text:style-name="T1">→</text:span>A</text:p>
            <text:p text:style-name="P11"><text:span text:style-name="T5">RanInt#</text:span><text:span text:style-name="T21">(1,6)</text:span><text:span text:style-name="T2">→</text:span><text:span text:style-name="T29">A </text:span><text:span text:style-name="T26">(</text:span><text:span text:style-name="T27">2</text:span><text:span text:style-name="T26">)</text:span></text:p>
          </table:table-cell>
        </table:table-row>
      </table:table>
      <text:p text:style-name="P1"/>
      <text:p text:style-name="P2">(<text:span text:style-name="T43">1</text:span>) La formule d'arrondi donnée pour les Casio ne fonctionne que pour les nombres positifs</text:p>
      <text:p text:style-name="P2">(<text:span text:style-name="T43">2</text:span>) N'existe pas sur tous les modèles de la mar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Lucida Console1" svg:font-family="'Lucida Console'" style:font-pitch="fixed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4cm" loext:contextual-spacing="false" fo:padding="0cm" fo:border="none" style:shadow="none"/>
      <style:text-properties fo:text-transform="uppercase" fo:font-size="120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5:59:46.71</meta:creation-date>
    <dc:date>2018-08-22T07:55:28.565000000</dc:date>
    <meta:editing-duration>PT13H27M57S</meta:editing-duration>
    <meta:editing-cycles>81</meta:editing-cycles>
    <meta:generator>LibreOffice/5.4.7.2$Windows_X86_64 LibreOffice_project/c838ef25c16710f8838b1faec480ebba495259d0</meta:generator>
    <meta:print-date>2012-03-31T13:08:53</meta:print-date>
    <meta:document-statistic meta:table-count="1" meta:image-count="0" meta:object-count="1" meta:page-count="1" meta:paragraph-count="115" meta:word-count="269" meta:character-count="1602" meta:non-whitespace-character-count="1403"/>
  </office:meta>
</office:document-meta>
</file>

<file path=Object 1/content.xml><?xml version="1.0" encoding="utf-8"?>
<math xmlns="http://www.w3.org/1998/Math/MathML">
  <semantics>
    <mrow>
      <mrow>
        <mrow>
          <mrow>
            <mn>0</mn>
          </mrow>
          <mo stretchy="false">⩽</mo>
          <mstyle mathvariant="normal">
            <mrow>
              <mi mathvariant="normal">A</mi>
            </mrow>
          </mstyle>
        </mrow>
        <mo stretchy="false">&lt;</mo>
        <mrow>
          <mn>1</mn>
        </mrow>
      </mrow>
    </mrow>
    <annotation encoding="StarMath 5.0">{0}  leslant nitalic A &lt; {1}</annotation>
  </semantics>
</math>
</file>